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pronounc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like.p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.p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want.p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ake.p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.p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ore.p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t.png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.p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look.p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turn.p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elp.p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different.p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.p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.png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en.p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.p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ut.p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ame.p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you.p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e.p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that.png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p.p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.p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some.p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.png</text:p>
          </table:table-cell>
          <table:table-cell office:value-type="string" calcext:value-type="string">
            <text:p>eeya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here.p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.p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.png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.p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finished.p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here.p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at.p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hy.p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o.p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en.png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.p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150" meta:object-count="0"/>
  </office:meta>
</office:document-meta>
</file>